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text:p text:style-name="P1">Astrid le connaissait trop bien pour être tombée dans le piège grossier d'Erland. Elle savait déjà qu'il avait en fait trouvé un œuf de smilodon malgré ses dires. Et lui savait bien entendu qu'elle savait déjà. Et il la soupçonnait de savoir qu'il savait qu'elle savait. La chaîne s'arrêtait là, puisque cette dernière déduction n'était en réalité qu'une suspicion. Et c'est fort dommage car cela aurait pu continuer ainsi pendant longtemps. En attendant, sa consœur joua sympathiquement le jeu en exagérant grandement sa réaction à la vue de l’œuf. Et en criant à peu près aussi fort que lui. Cette fois-ci, les deux sale types se levèrent de table pour venir dans leur direction avec des intentions assez clairement inamicales.</text:p>
      <text:p text:style-name="Text_20_body"/>
      <text:p text:style-name="Text_20_body">-Ah, fichtre. Tu crois qu'on aurait dû être un peu plus discrets ? </text:p>
      <text:p text:style-name="Text_20_body"/>
      <text:p text:style-name="Text_20_body">Le magicien observa sa collègue se lever pour aller s'interposer devant les deux balourds, tout en continuant à siroter sa bière. Il lâcha tout de même une moue faussement impressionnée devant sa quelque peu risible tentative de les intimider. C'est bien, Astrid, c'est bien. Mais bon, il font quand même chacun une tête de plus que toi. Et ils ont des bras larges comme tes cuisses. Ceci étant dit, Erland connaissait assez sa partenaire pour savoir qu'elle n'aurait sans doute aucun mal à se débarrasser de deux lourdauds dans le genre. Il avait eu suffisamment d'occasions d'assister à une démonstration de ses compétences martiales -assez étonnantes pour une si jeune femme, soit dit en passant. A moins qu'ils ne soient eux-même des gardes ou des assassins entraînés, notre intrépide duo devrait largement avoir le dessus dans l'affrontement. Mais si on se fiait uniquement au physique, il était difficile d'en arriver à cette conclusion.</text:p>
      <text:p text:style-name="Text_20_body"/>
      <text:p text:style-name="Text_20_body">-Et te laisser tout le fun ? Tu rêves ma p'tite !</text:p>
      <text:p text:style-name="Text_20_body"/>
      <text:p text:style-name="Text_20_body">L'homme à tout faire grimaça en entendant le dernier jeu de mot horrifiant d'Astrid puis avala ce qu'il restait de sa pinte d'une traite avant de se lever à son tour. Avec des gestes aussi lents que posés, Erland retira son chapeau qu'il posa sur le coin de sa chaise, remonta les manches de sa chemise et attrapa sa canne-épée. Il ne la dégaina cependant pas. Pas question de verser le sang dans un établissement qui servait de la si bonne bière ! Et surtout, ils avaient déjà assez d'ennuis comme ça. Embrocher un type dans une taverne n'était probablement pas une super idée pour se faire oublier. Le prestidigitateur vint ensuite se placer à côté de sa collègue.</text:p>
      <text:p text:style-name="Text_20_body"/>
      <text:p text:style-name="Text_20_body">-J'apprécie l'effort. Sincèrement. Mais par pitié, vraiment, arrête les jeux de mots. Quant à vous... Il se tourna vers leurs deux assaillants. Attendre que d'autres gars fassent le boulot et leur voler tout le mérite, c'est un peu [i]notre[/i] truc... Du coup on va pas vraiment pouvoir vous laisser faire, m'voyez ?</text:p>
      <text:p text:style-name="Text_20_body"/>
      <text:p text:style-name="Text_20_body">Évidemment, la menace n'eut aucun effet sur les mercenaires, à part peut-être les énerver encore un peu plus. En même temps, Erland n'aurait pas apprécié être taxé de plagiat non plus. A moins que ce ne soit pas ça ? En tout cas, l'un des deux hommes chargea dans sa direction. Comme prévu, ils n'étaient pas des foudres de guerre. Leur puissance brute ne leur serait absolument d'aucune utilité contre des chevronnés de la rixe comme l'étaient les deux compères. Le magicien fit simplement un pas de côté pour éviter la charge, tout en tendant sa canne devant lui. Son adversaire la heurta du pied et, emporté par son élan, se retrouver projeté en avant... Sa face rencontrant dans un bruit sourd le coin d'une table, arrachant une grimace de douleur même à Erland. Celui-ci lui asséna tout de même un violent coup de canne sur le crâne. Pour la forme. Puis il pointa triomphalement son arme dans la direction de l'homme au sol.</text:p>
      <text:p text:style-name="Text_20_body"><text:soft-page-break/></text:p>
      <text:p text:style-name="Text_20_body">-Bouyah ! Ça t'apprendra à plagier notre mode opératoire ! C'est ce qu'on appelle tuer un maraudage dans l’œuf !</text:p>
      <text:p text:style-name="Text_20_body"/>
      <text:p text:style-name="Text_20_body">Il fit tournoyer victorieusement sa canne pour venir la reposer sur son épaule dans une pose qu'il pensait épique. Ce faisant, le bout du bâton vint heurter l’œuf sur la table. Il roula. S'approcha dangereusement du bord. Chuta. Et vint lamentablement s'exploser par terre. Erland blêmit.</text:p>
      <text:p text:style-name="Text_20_body"/>
      <text:p text:style-name="Text_20_body">-Aïeaaaaah... Well. Tu sais ce qu'on dit hein ; On fait pas d'omelette sans casser des œufs. J'imagine.</text:p>
      <text:p text:style-name="Text_20_body"/>
      <text:p text:style-name="Text_20_body">Terrible.</text:p>
      <text:p text:style-name="P1">Son affligeante tentative de détendre l'atmosphère après sa boulette ne semblait pas avoir amadoué Astrid. Le magicien prit un air un peu penaud, mais ne put s'empêcher de grimacer railleusement devant la variété d'expressions -et de couleurs, à ce niveau-là- qui s'emparaient à tour de rôle du visage de sa collègue. Il savait que se moquer d'elle dans cette situation n'était probablement pas l'idée du siècle -il pouvait à tout moment prendre une méga rouste- mais ne pouvait s'en empêcher. Erland finit par rire franchement quand la femme à tout faire lui demanda s'il s'agissait d'un de ses tours de passe-passe. Le garçon ouvrit les bras pour désigner la carcasse d’œuf, un sourire mal dissimulé sur le visage.</text:p>
      <text:p text:style-name="Text_20_body"/>
      <text:p text:style-name="Text_20_body">-Et tadaaaaah !</text:p>
      <text:p text:style-name="Text_20_body"/>
      <text:p text:style-name="Text_20_body">Son sourire s'estompa finalement de son visage sous la menace d'Astrid de l'émasculer et son faciès reprit un air sérieux tandis que cette dernière se jetait dramatiquement sur les restes de l'embryon de smilodon. Après tout, Erland n'était pas [i]content[/i] d'avoir explosé l'œuf, malgré les apparences. L'ancien noble voulait lui aussi terminer cette foutue mission et rentrer à la maison pour chercher leurs cristaux et reprendre une vie normale. La chute fatale était un accident -qu'il aurait certes pu éviter en faisant un poil plus attention, mais un accident tout de même- et il était dégoûté de devoir grosso merdo tout recommencer à zéro. Il s'approcha doucement d'Astrid et posa une main sur son épaule tout en retirant son chapeau pour venir l'apposer sur sa poitrine avec un air solennel.</text:p>
      <text:p text:style-name="Text_20_body"/>
      <text:p text:style-name="Text_20_body">-Pauvre petit ange parti trop tôt...</text:p>
      <text:p text:style-name="Text_20_body"/>
      <text:p text:style-name="Text_20_body">Difficile de savoir où se trouvait véritablement la limite de leur impertinence. Même après un tel désastre, ni l'un, ni l'autre n'avait pu s'empêcher de faire le con. Mais bon, il ne fallait pas se leurrer : les deux compères avaient beau dédramatiser autant qu'ils voulaient, ils étaient bel et bien de retour à la case départ -à peu de choses près. Astrid suggéra alors qu'ils cuisinent l’œuf histoire que celui-ci ne soit pas entièrement perdu. « Faute de grive, on mange des smilodons » comme le disait l'expression, n'est-ce pas ? Même si l’œuf n'était pas au top de sa forme, ils pourraient sans doute effectivement en faire quelque chose. Erland s'accroupit aux côtés de son amie et se saisit délicatement de la coquille au sol.</text:p>
      <text:p text:style-name="Text_20_body"/>
      <text:p text:style-name="Text_20_body">-Laisse, je gère. Je vais voir avec le cuistot de l'auberge si y a moyen d'en faire quelque chose. Je te dois bien ça !</text:p>
      <text:p text:style-name="Text_20_body"/>
      <text:p text:style-name="Text_20_body">Pour une fois, l'ancien noble était sincère. Il se sentait tout de même légèrement coupable d'avoir explosé leur promesse de richesse et voulait se racheter. Erland se dirigea donc vers le comptoir et attrapa au vol le tenancier qui passait par là. Il lui expliqua rapidement la situation, sans rentrer dans les détails -on ne l'y reprendrait pas à deux fois, et lui demanda s'il y avait un moyen de sauver ce qu'il restait de leur butin, argumentant qu'il paierait bien évidemment son plat le cas échéant. Le barman réfléchit un moment, puis s'éclipsa dans l'arrière-salle -là où se trouvait vraisemblablement la cuisine- avant de revenir accompagné d'un homme coiffé d'une grande toque, suscitant l'apparition d'un sourire sur le visage du magicien. Le nouveau venu se saisit de l’œuf avant de repartir dans l'autre sens.</text:p>
      <text:p text:style-name="Text_20_body"/>
      <text:p text:style-name="Text_20_body">-T'inquiète, bonhomme ! C'est pas tous les jours que j'ai l'occasion de faire une omelette de smilodon ! Tu m'en diras des nouvelles !</text:p>
      <text:p text:style-name="Text_20_body"><text:soft-page-break/></text:p>
      <text:p text:style-name="Text_20_body">-Merci beaucoup ! On peut pu grand chose pour celui-ci mais vous avez peut-être au moins sauvé mes œufs à moi...</text:p>
      <text:p text:style-name="Text_20_body"/>
      <text:p text:style-name="Text_20_body">Le cuisinier ricana sans vraiment comprendre avant de disparaître dans l'embrasure de la porte. Une voix retentit alors juste à côté d'Erland, qui tourna la tête pour se retrouver face à un vieux monsieur, assis au comptoir, penché dans sa direction. Un peu trop près, soit dit en passant.</text:p>
      <text:p text:style-name="Text_20_body"/>
      <text:p text:style-name="Text_20_body">-Excusez-moi, je n'ai pas pu m'empêcher d'entendre votre conversation.</text:p>
      <text:p text:style-name="Text_20_body"/>
      <text:p text:style-name="Text_20_body">-Écouter plutôt, non ? L'inconnu ignora la pique.</text:p>
      <text:p text:style-name="Text_20_body"/>
      <text:p text:style-name="Text_20_body">-J'ai mangé de l'omelette de smilodon il y a des années de cela, et j'ai adoré ! J'aimerais tellement en manger à nouveau !</text:p>
      <text:p text:style-name="Text_20_body"/>
      <text:p text:style-name="Text_20_body">-... Et ? L'incita à continuer Erland, qui voyait d'un œil mauvais la direction que prenait cette conversation.</text:p>
      <text:p text:style-name="Text_20_body"/>
      <text:p text:style-name="Text_20_body">-... Eh bien, malheureusement les smilodons se font rares, et je suis trop vieux pour aller les chasser moi-même. J'ai entendu -espionné -que vous en commandiez une... Si vous vouliez bien m'en laisser un bout...</text:p>
      <text:p text:style-name="Text_20_body"/>
      <text:p text:style-name="Text_20_body">-Oh, boy.</text:p>
      <text:p text:style-name="Text_20_body"/>
      <text:p text:style-name="Text_20_body">-Je vous serais extrêmement reconnaissant.</text:p>
      <text:p text:style-name="Text_20_body"/>
      <text:p text:style-name="Text_20_body">-Hum. Désolé, vieux, mais ça va pas être possible. T'as pas idée de ce que cette omelette représente.</text:p>
      <text:p text:style-name="Text_20_body"/>
      <text:p text:style-name="Text_20_body">-Oh... il fouilla dans la besace qui pendait à son épaule. Et même si je vous donne ceci en échange ? C'est un œuf de gloot.</text:p>
      <text:p text:style-name="Text_20_body"/>
      <text:p text:style-name="Text_20_body">-Un œuf de... ? Qu'est-ce que tu veux que je foute d'un... Une idée germa dans son esprit. Wait. Le garçon réfléchit un instant puis un large sourire étira ses lèvres. Il tendit une main dans sa direction. Marché conclu. La moitié de mon omelette contre ton œuf. </text:p>
      <text:p text:style-name="Text_20_body"/>
      <text:p text:style-name="Text_20_body">Le visage de l'homme s'illumina et il lui serra prestement la main. Le cuisinier ne tarda pas à revenir, une superbe omelette présentée sur une non moins belle assiette entre les mains. Quelques cristaux changèrent de bourse, un œuf changea de main et ladite omelette fut coupée en deux, comme convenu. Et voilà Erland qui revenait tout sourire vers sa partenaire, plat en main.</text:p>
      <text:p text:style-name="Text_20_body"/>
      <text:p text:style-name="Text_20_body">-Astriiiiiiiiiid... J'ai deux bonnes nouvelles pour toi ! La première, c'est que le cuistot nous a fait une <text:soft-page-break/>petite merveille avec feu smilodinou. Il lui tendit l'assiette. Tiens, tout chaud des cuisines ! Et la deuxième, c'est que ce type là-bas m'a filé un autre œuf de smilodon, comme ça ! C'est dingue hein ?! Tout est bien qui finit bien, eheh. Ne me demande pas ce qu'il s'est passé, j'ai tout géré. Pas la peine d'en savoir plus, tout ce qui compte c'est qu'on ait notre œuf, n'est-ce pas ? Ahah... Allez, bon appétit !</text:p>
      <text:p text:style-name="Text_20_body"/>
      <text:p text:style-name="Text_20_body">Oui allô, la brigade du mensonge en carton ? Ce serait pour signaler un crime. Ouais, un récidiviste en plus...</text:p>
      <text:p text:style-name="P1">Le doute ne s'instaura qu'une seconde à peine dans l'esprit d'Erland. Malgré ses simagrées assez peu crédibles, Astrid ne croyait évidemment pas un mot à son histoire d’œuf. Le garçon n'était pas dupe, et il savait qu'elle n'était pas pas dupe. Et comme elle savait sans doute qu'il savait qu'elle n'était pas dupe -cette phrase est étrangement familière-, il s'amusa à jouer le jeu de croire qu'elle jouait le jeu aussi. Toutes ces répétitions, ces paraphrases, ces pléonasmes et ces énumérations pour dire que les deux aventuriers en avaient tous les deux ras la casquette de cette assignation et qu'ils étaient prêts à fermer les yeux sur la véritable nature de l'œuf qu'ils venaient d'acquérir. Dans un accord tacite assez peu honnête, les deux baroudeurs considérèrent donc la mission close.</text:p>
      <text:p text:style-name="Text_20_body">Il fallait donc maintenant célébrer ce franc succès ! Et quoi d'autre, quand on s'appelle Astrid Dalgaard et Erland Mago, qu'une énorme beuverie pour fêter ça dignement ? Rien, nous sommes d'accord. Ce dernier eut même la [i]chance[/i] d'obtenir un quart d'omelette quand même, à la grâce de sa collègue. Et, à l'instar de celle-ci, il fut assez déçu par le plat sensiblement banal, pour ne pas dire fadasse. A se demander si le vieux schnock au comptoir n'était pas complètement sénile. Avec un peu de chance, il était tellement barge que les deux acolytes avaient finalement vraiment récupéré un œuf de smilodon. Mais bon, ç'aurait été plus qu'improbable, surtout en prenant en considération le fait que Lucy et Erland étaient plutôt en froid depuis maintenant quelques années... Fort heureusement, le niveau de la soirée fut très largement relevé par la qualité du houblon qu'on leur servit.</text:p>
      <text:p text:style-name="Text_20_body"/>
      <text:p text:style-name="Text_20_body">Ils passèrent une délicieuse et [i]très[/i] alcoolisée soirée -pour changer-, se faisant encore plein d'amis et d'ennemis, en la présence des vigiles qui finirent par les foutre à la porte, contraints à cette extrémité par leur état d'ébriété bien trop avancé, mais c'était un moindre mal. Les détails de la soirée ne seront pas divulgués ici, pour la simple et bonne raison que personne ne s'en souvient. Toujours était-il que cette fois-ci, Erland ne fit pas de conquête pour partager son lit et il dormit par conséquent seul. En même temps, vu l'état dans lequel il était, un clochard alcoolique aurait très certainement refusé ses avances tant son haleine et son élocution avaient perdu de leur superbe. Et, pour changer, après une nuit agitée par des rêves dénués du moindre sens, le réveil fut incroyablement douloureux.</text:p>
      <text:p text:style-name="Text_20_body"/>
      <text:p text:style-name="Text_20_body">-Ouchuikeskejfélavouzéteki ? Non ! Pas mon visage ! ...Ahem.</text:p>
      <text:p text:style-name="Text_20_body"/>
      <text:p text:style-name="Text_20_body">Comprenant qu'il était bel et bien seul dans sa chambre d'auberge, Erland soupira avant de masser une de ses douloureuses tempes. Il lui fallut plusieurs minutes pour s'extirper de ses doux draps calorifères. Chose faite, le prestidigitateur constata avec amertume le chaos qui régnait dans la pièce. Des fringues étaient éparpillées un peu partout sur le plancher et ce qui avait autrefois probablement été une chaise était désormais... Eh bien, une planche. Au mieux. Le garçon haussa les épaules et quitta la chambre. Astrid n'était bien évidemment pas encore levée. Erland prit son café dans la salle principale puis s'enquit auprès du tenancier d'un transporteur pour le retour vers la capitale. Il réserva deux places dans un chariot similaire à celui qu'ils avaient pris à l'aller, qui partait en fin de matinée.</text:p>
      <text:p text:style-name="Text_20_body"/>
      <text:p text:style-name="Text_20_body">Blasé d'avance à l'idée de devoir attendre qu'elle daigne se lever, l'ancien noble se souvint alors qu'il avait toujours un réveil brutal de retard sur Astrid. Il « emprunta » une casserole et une louche en métal au cuisinier puis remonta à l'étage. Là, il ouvrit violemment la porte d'une chambre avant de se mettre à frapper la casserole avec la louche, tout en hurlant à tue-tête.</text:p>
      <text:p text:style-name="Text_20_body"/>
      <text:p text:style-name="Text_20_body">-Astriiiiiiiid ! C'est l'heure de se leveeeeeeeeeeeeer ! Le cocher s'en va dans une heuuuuuuuuuuuure, debouuuuuuuuuuuut !</text:p>
      <text:p text:style-name="P1">Astrid accueillit son apparition à peu près aussi bien que ce qu'il espérait. Elle s'extirpa non sans mal de sa couette, visiblement dérangée dans ce qui semblait être un rêve plutôt rigolo. La bave aux lèvres, les cheveux hirsutes, le tableau était parfait. Elle allait le détester. La femme à tout faire, comme à son habitude sur ses gardes malgré tout, tenta de se lever pour se mettre en position de combat. Ce faisant, elle glissa sur sa couverture et se retrouva la tronche sur le parquet, dans une position peu avantageuse devant le ravissement d'un Erland aux anges. Celui-ci regretta qu'il n'existe en ce moment pas d'objet -magique ou technologique- permettant d'immortaliser une image. Mais une chose était sûr, l'image en question resterait gravée dans sa mémoire pour de longues années... Astrid finit par se relever pour le gratifier d'un salut vulgaire et injurieux qu'il avait amplement mérité.</text:p>
      <text:p text:style-name="Text_20_body"/>
      <text:p text:style-name="Text_20_body">-Bien le bonjour également, très chère collègue. Tu es toute en beauté aujourd'hui.</text:p>
      <text:p text:style-name="Text_20_body"/>
      <text:p text:style-name="Text_20_body">Erland faisait ce qu'il pouvait pour masquer sa propre gueule de bois, mais en vérité il ne faisait intérieurement pas le malin non plus, et le marteau continuait à tambouriner sans vergogne contre ses tempes. Le magicien eut la grâce de laisser la demoiselle se préparer, se doutant bien qu'il allait devoir attendre plus que « quelques minutes » mais n'en pipa mot. Elle méritait bien ça. Il s'écarta donc de la porte, non sans au préalable avoir bien entendu fait une courbette bien trop basse pour être respectueuse. Puis le garçon quitta la pièce, en prenant soin de la refermer derrière lui. Comme prévu, il attendit plus ou moins trois quart d'heure qu'Astrid daigne remontrer son visage, mais ne lui en tint pas non plus rigueur. Après tout, tant qu'ils ne rataient pas leur voyage...</text:p>
      <text:p text:style-name="Text_20_body"/>
      <text:p text:style-name="Text_20_body">-Tu sais, si je gagnais un cristal à chaque fois que tu es repartie pratiquement les pieds devant à cause d'une grosse cuite, je ne serais pas là à me casse le cul pour une princesse pourrie gâtée, mais dans mon château à la capitale. Et tu serais en train de m'apporter ma bière. Ceci dit... il se mit également à chuchoter. Ma chambre ? Ni-ckel. Si on excepte la table qui a perdu ses pieds, la chaise qui a perdu son dossier et euh... Ah et cette trace étrange de liquide sur le parquet. J'suis bien infoutu de savoir ce que c'est.</text:p>
      <text:p text:style-name="Text_20_body"/>
      <text:p text:style-name="Text_20_body">Les deux aventuriers ne se firent donc pas prier pour plier bagage, s'éclipsant avant que qui que ce soit ne découvre le pot aux roses. Ils s'en sortirent miraculeusement, et le chariot partit à l'heure prévue -à plus une moins une heure près quoi. Le voyage se déroula d'une manière étonnamment similaire à celui de l'aller ; Astrid qui cuvait, Erland qui jouait, les autres passagers médusés. Vers la fin de la journée, les hauts remparts de la capitale pointèrent le bout de leur nez, sous le soupir soulagé des passagers, à l'exception de l'ancien noble. A mesure qu'ils s'approchaient du palais royal, une boule se forma dans son ventre. Si depuis quelque années il avait changé de vie -grâce à Astrid notamment- il y avait une époque, durant son enfance, où le garçon avait fréquenté la noblesse du pays. Particulièrement, Erland avait rencontré la princesse à deux reprises. Elle ne se souvenait probablement pas de lui, leurs entrevues datant d'une époque bien lointaine. Une décennie, au bas mot. Mais -s'il n'avait pas été disgracié depuis- son nom avait lui des chances d'évoquer quelque chose à l'héritière du trône. Le prestidigitateur espéra de tout cœur qu'Atheas ne leur délivrerait pas la récompense en personne.</text:p>
      <text:p text:style-name="Text_20_body"/>
      <text:p text:style-name="Text_20_body">C'était un scénario plausible, voire même probable. Les laquais étaient souvent chargés de s'occuper de ce genre de broutilles. Mais si ce n'était pas le cas, il faudrait trouver un moyen de ne pas trop attirer l'attention sur lui. Le chariot les déposa là où il les avait pris à l'aller, à savoir à l'entrée de la ville. Après une petite marche, Astrid et Erland arrivèrent aux portes du palais. Ce dernier tira l’œuf de gloot de sa sacoche et le présenta aux gardes qui euh... Eh bien qui gardait la porte, diantre.</text:p>
      <text:p text:style-name="Text_20_body"><text:soft-page-break/></text:p>
      <text:p text:style-name="Text_20_body">-Nous, Astrid Dalgaard et Erland... Mago, venons chercher la récompense promise à quiconque ramènerait un œuf de smilodon à la princesse sa majesté Atheas.</text:p>
      <text:p text:style-name="Text_20_body"/>
      <text:p text:style-name="Text_20_body">Y avait pu qu'à espérer maintenant que personne ne sache à quoi ressemblait un [i]vrai[/i] œuf de smilod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2-07T13:49:06.33</dc:date>
    <meta:editing-duration>PT15H47M16S</meta:editing-duration>
    <meta:editing-cycles>955</meta:editing-cycles>
    <meta:generator>OpenOffice/4.1.2$Win32 OpenOffice.org_project/412m3$Build-9782</meta:generator>
    <meta:document-statistic meta:table-count="0" meta:image-count="0" meta:object-count="0" meta:page-count="25" meta:paragraph-count="152" meta:word-count="10591" meta:character-count="62793"/>
  </office:meta>
</office:document-meta>
</file>